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915" officeooo:paragraph-rsid="000b0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can be accomplished using a artificial Neural networ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49:54.033351231</meta:creation-date>
    <dc:date>2016-07-23T14:50:34.535119521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59" meta:non-whitespace-character-count="50"/>
    <meta:generator>LibreOffice/4.2.8.2$Linux_X86_64 LibreOffice_project/420m0$Build-2</meta:generator>
  </office:meta>
</office:document-meta>
</file>